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style:text-underline-type="single" style:text-underline-style="solid"/>
    </style:style>
  </office:automatic-styles>
  <office:body>
    <office:text>
      <text:p text:style-name="Normal">PEG FOR CAPSTONE 3</text:p>
      <text:p text:style-name="Normal"/>
      <text:p text:style-name="Normal"/>
      <text:p text:style-name="Normal">====SITE LAYOUT====</text:p>
      <text:p text:style-name="Normal">https://inspofinds.com/</text:p>
      <text:p text:style-name="Normal">https://www.underconsideration.com/brandnew/</text:p>
      <text:p text:style-name="Normal">http://www.thisismirador.com/</text:p>
      <text:p text:style-name="Normal">https://identitydesigned.com/</text:p>
      <text:p text:style-name="Normal">http://www.aisleone.net/</text:p>
      <text:p text:style-name="Normal">http://thefoxisblack.com/about/</text:p>
      <text:p text:style-name="Normal">http://www.ambalaj.se/</text:p>
      <text:p text:style-name="Normal"/>
      <text:p text:style-name="Normal"/>
      <text:p text:style-name="Normal">====SITE LAYOUT WEB====</text:p>
      <text:p text:style-name="Normal"/>
      <text:p text:style-name="Normal">https://www.underconsideration.com/artofthemenu/</text:p>
      <text:p text:style-name="Normal"/>
      <text:p text:style-name="Normal">====SITE LAYOUT MOBILE====</text:p>
      <text:p text:style-name="Normal"/>
      <text:p text:style-name="Normal">https://thisispaper.com/print/</text:p>
      <text:p text:style-name="Normal"/>
      <text:p text:style-name="Normal"/>
      <text:p text:style-name="Normal"/>
      <text:p text:style-name="Normal"/>
      <text:p text:style-name="Normal">====NAVBAR MOBILE====</text:p>
      <text:p text:style-name="Normal"/>
      <text:p text:style-name="Normal">https://eyeondesign.aiga.org/</text:p>
      <text:p text:style-name="Normal">https://abduzeedo.com/index.php/</text:p>
      <text:p text:style-name="Normal">http://kekselias.com/</text:p>
      <text:p text:style-name="Normal">https://www.itsnicethat.com/</text:p>
      <text:p text:style-name="Normal"/>
      <text:p text:style-name="Normal"/>
      <text:p text:style-name="Normal"/>
      <text:p text:style-name="Normal"/>
      <text:p text:style-name="Normal">====LANDING PAGE LAYOUT MOBILE====</text:p>
      <text:p text:style-name="Normal"/>
      <text:p text:style-name="Normal">https://www.designweek.co.uk/</text:p>
      <text:p text:style-name="Normal"/>
      <text:p text:style-name="Normal"/>
      <text:p text:style-name="Normal">====BLOG LAYOUT====</text:p>
      <text:p text:style-name="Normal"/>
      <text:p text:style-name="Normal">http://readdd.com/</text:p>
      <text:p text:style-name="Normal">http://www.aisleone.net/</text:p>
      <text:p text:style-name="Normal"/>
      <text:p text:style-name="Normal"/>
      <text:p text:style-name="Normal">====BLOG LAYOUT WEB====</text:p>
      <text:p text:style-name="Normal"/>
      <text:p text:style-name="Normal">https://stinegoya.com/blogs/journal</text:p>
      <text:p text:style-name="Normal">http://www.thisismirador.com/</text:p>
      <text:p text:style-name="Normal"/>
      <text:p text:style-name="Normal"/>
      <text:p text:style-name="Normal">====BLOG LAYOUT MOBILE==== </text:p>
      <text:p text:style-name="Normal"/>
      <text:p text:style-name="Normal">https://abduzeedo.com/index.php/</text:p>
      <text:p text:style-name="Normal">http://www.thisismirador.com/</text:p>
      <text:p text:style-name="Normal"/>
      <text:p text:style-name="Normal"/>
      <text:p text:style-name="Normal">====ABOUT LAYOUT====</text:p>
      <text:p text:style-name="Normal"/>
      <text:p text:style-name="Normal">http://www.aisleone.net/</text:p>
      <text:p text:style-name="Normal"/>
      <text:p text:style-name="Normal"/>
      <text:p text:style-name="Normal">====SITE COLOR====</text:p>
      <text:p text:style-name="Normal">http://thefoxisblack.com/about/</text:p>
      <text:p text:style-name="Normal"/>
      <text:p text:style-name="Normal"/>
      <text:p text:style-name="Normal"/>
      <text:p text:style-name="Normal">=====BLOG POST MATERIAL======</text:p>
      <text:p text:style-name="Normal"/>
      <text:p text:style-name="Normal"/>
      <text:p text:style-name="Normal">http://blog-en.tilda.cc/articles-website-design-mistakes</text:p>
      <text:p text:style-name="Normal"/>
      <text:p text:style-name="Normal"><text:line-break/>REFERENCE:<text:line-break/>https://tutorialzine.com/…/20-protips-for-writing-modern-css</text:p>
      <text:p text:style-name="Normal">https://refactoringui.com/<text:line-break/>https://twitter.com/i/moments/994601867987619840<text:line-break/>https://twitter.com/i/moments/880688233641848832<text:line-break/>http://tallys.github.io/color-theory/<text:line-break/>http://collectui.com/<text:line-break/>https://uimovement.com/<text:line-break/>https://medium.muz.li/<text:line-break/><text:span text:style-name="T1">https://medium.com/@tubikstudio</text:span><text:line-break/>https://medium.com/@theymakedesign</text:p>
      <text:p text:style-name="Normal"/>
      <text:p text:style-name="Normal"/>
      <text:p text:style-name="Normal">Fonts: Serif Vs Sans Serif</text:p>
      <text:p text:style-name="Normal"/>
      <text:p text:style-name="Normal">https://designshack.net/articles/typography/web-design-debate-do-i-really-need-to-use-sans-serif-fonts/</text:p>
      <text:p text:style-name="Normal"/>
      <text:p text:style-name="Normal">https://medium.freecodecamp.org/how-typography-determines-readability-serif-vs-sans-serif-and-how-to-combine-fonts-629a51ad8cce</text:p>
      <text:p text:style-name="Normal"/>
      <text:p text:style-name="Normal">http://www.urbanfonts.com/blog/2013/02/serif-vs-sans-the-final-battle/</text:p>
      <text:p text:style-name="Normal"/>
      <text:p text:style-name="Normal"/>
      <text:p text:style-name="Normal"/>
      <text:p text:style-name="Normal"/>
      <text:p text:style-name="Normal"/>
      <text:p text:style-name="Normal">Flexbox and Grid</text:p>
      <text:p text:style-name="Normal"/>
      <text:p text:style-name="Normal"><text:line-break/>http://cssgridgarden.com/ </text:p>
      <text:p text:style-name="Normal">http://flexboxfroggy.com/</text:p>
      <text:p text:style-name="Normal"/>
      <text:p text:style-name="Normal"/>
      <text:p text:style-name="Normal"/>
      <text:p text:style-name="Normal">Sir update lang po tungkol sa project, bali ito yung project.</text:p>
      <text:p text:style-name="Normal">https://avcvz.github.io/marahuyo/ Ginawa ko sya mobile first. Ang ideya dito ay maging isang parang platform sya na pwedeng magpost kahit sino at kahit ano. Walang option para magcomment,upvote,downvote,share,views. <text:s text:c="1"/>Wala syang login or password pero kapag magpopost ka ay manghihingi sya ng pangalan o alias na gagamitin as poster. </text:p>
      <text:p text:style-name="Normal"/>
      <text:p text:style-name="Normal"/>
      <text:p text:style-name="Normal">Inspirasyon ko ang brutalism web design kung bakit ko napili yung design na ganito. Bali naiisip ko yung website na to kung saan pwede magshare ang ibang tao ng kanilang experience, work, frustration, vent or kahit ano na hindi sila mahuhusgahan o mavavalidate. Walang like, comment, upvote, downvote, o views silang makikita. </text:p>
      <text:p text:style-name="Normal"/>
      <text:p text:style-name="Normal"/>
      <text:p text:style-name="Normal">At sir baka po pala hindi ko sya maisubmit sa timeline natin kasi may required po kaming ipasa dun sa pinagtratraining ko na kailangan din sya sa friday. </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